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.395cm" svg:height="14.529cm" svg:x="8.976cm" svg:y="4.648cm">
            <draw:object draw:notify-on-update-of-ranges="Sheet1.A3:Sheet1.A7 Sheet1.B3:Sheet1.B7 Sheet1.A3:Sheet1.A7 Sheet1.C3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9" calcext:value-type="float">
            <text:p>2.649</text:p>
          </table:table-cell>
          <table:table-cell office:value-type="float" office:value="2.648" calcext:value-type="float">
            <text:p>2.6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925" calcext:value-type="float">
            <text:p>2.925</text:p>
          </table:table-cell>
          <table:table-cell office:value-type="float" office:value="2.396" calcext:value-type="float">
            <text:p>2.39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.202" calcext:value-type="float">
            <text:p>3.202</text:p>
          </table:table-cell>
          <table:table-cell office:value-type="float" office:value="2.142" calcext:value-type="float">
            <text:p>2.1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478" calcext:value-type="float">
            <text:p>3.478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.754" calcext:value-type="float">
            <text:p>3.754</text:p>
          </table:table-cell>
          <table:table-cell office:value-type="float" office:value="1.633" calcext:value-type="float">
            <text:p>1.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2T11:36:53.287928033</meta:creation-date>
    <dc:date>2023-09-12T12:00:41.244522508</dc:date>
    <meta:editing-duration>PT23M47S</meta:editing-duration>
    <meta:editing-cycles>2</meta:editing-cycles>
    <meta:generator>LibreOffice/6.4.7.2$Linux_X86_64 LibreOffice_project/40$Build-2</meta:generator>
    <meta:document-statistic meta:table-count="1" meta:cell-count="1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96cm" svg:height="14.53cm" xlink:href=".." xlink:type="simple" chart:class="chart:scatter" chart:style-name="ch1">
        <chart:legend chart:legend-position="end" svg:x="20.3cm" svg:y="6.219cm" style:legend-expansion="high" chart:style-name="ch2"/>
        <chart:plot-area chart:style-name="ch3" table:cell-range-address="Sheet1.A3:Sheet1.C7" svg:x="0.487cm" svg:y="0.29cm" svg:width="19.326cm" svg:height="13.95cm">
          <chartooo:coordinate-region svg:x="1.214cm" svg:y="0.489cm" svg:width="18.227cm" svg:height="13.1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7" chart:class="chart:scatter">
            <chart:domain table:cell-range-address="Sheet1.A3:Sheet1.A7"/>
            <chart:regression-curve chart:style-name="ch7">
              <chart:equation chart:display-equation="true" chart:display-r-square="false" svg:x="8.723cm" svg:y="3.596cm"/>
            </chart:regression-curve>
            <chart:data-point chart:repeated="5"/>
          </chart:series>
          <chart:series chart:style-name="ch8" chart:values-cell-range-address="Sheet1.C3:Sheet1.C7" chart:class="chart:scatter">
            <chart:regression-curve chart:style-name="ch9">
              <chart:equation chart:display-equation="true" chart:display-r-square="false" svg:x="5.944cm" svg:y="9.985cm"/>
            </chart:regression-curve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7</svg:desc>
                </draw:g>
              </table:table-cell>
              <table:table-cell office:value-type="float" office:value="2.649">
                <text:p>2.649</text:p>
                <draw:g>
                  <svg:desc>Sheet1.B3:Sheet1.B7</svg:desc>
                </draw:g>
              </table:table-cell>
              <table:table-cell office:value-type="float" office:value="2.648">
                <text:p>2.648</text:p>
                <draw:g>
                  <svg:desc>Sheet1.C3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.925">
                <text:p>2.925</text:p>
              </table:table-cell>
              <table:table-cell office:value-type="float" office:value="2.396">
                <text:p>2.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3.202">
                <text:p>3.202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.478">
                <text:p>3.478</text:p>
              </table:table-cell>
              <table:table-cell office:value-type="float" office:value="1.887">
                <text:p>1.8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.754">
                <text:p>3.754</text:p>
              </table:table-cell>
              <table:table-cell office:value-type="float" office:value="1.633">
                <text:p>1.6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